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Heading">
      <style:paragraph-properties fo:text-align="center" style:justify-single-word="false"/>
    </style:style>
    <style:style style:name="P5" style:family="paragraph" style:parent-style-name="Heading_20_2">
      <style:paragraph-properties fo:text-align="center" style:justify-single-word="false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cument Management System</text:p>
      <text:h text:style-name="P5" text:outline-level="2">Interní komunikace</text:h>
      <text:p text:style-name="P1">Tomáš Čerevka</text:p>
      <text:p text:style-name="P1">Adam Činčura<text:tab/></text:p>
      <text:p text:style-name="P1">Jan Kadlec</text:p>
      <text:p text:style-name="P1">Kamil Šnajdr</text:p>
      <text:p text:style-name="P1"/>
      <text:h text:style-name="Heading_20_3" text:outline-level="3">Popis projektu</text:h>
      <text:p text:style-name="Text_20_body">V současné době je finanční oddělení neúměrně vytěžováno zpracováváním veškerých faktur v papírové formě a jejich archivací. V důsledku tohoto stavu dochází i k prodlení v platbě faktur. Projekt Document Management System zavede do naší společnosti systém pro elektronickou správu faktur. <text:s/>Tento systém umožní elektronickou archivaci faktur a jejich elektronickou výměnu v rámci podniku. Projekt bude zahrnovat modernizaci počítačového vybavení finančního oddělení a také skladu a nebude mít žádný vliv na personální složení společnosti.</text:p>
      <text:h text:style-name="Heading_20_3" text:outline-level="3">Cíle projektu</text:h>
      <text:p text:style-name="Text_20_body">Cílem tohoto projektu je zejména:</text:p>
      <text:list xml:id="list2038426081" text:style-name="L1">
        <text:list-item>
          <text:p text:style-name="P2">Zrychlení vnitropodnikových procesů</text:p>
        </text:list-item>
        <text:list-item>
          <text:p text:style-name="P2">Zpřehlednění ekonomické situace podniku</text:p>
        </text:list-item>
        <text:list-item>
          <text:p text:style-name="P2">Snížení zátěže finančního oddělení</text:p>
        </text:list-item>
        <text:list-item>
          <text:p text:style-name="P2">Úspora kancelářského materiálu</text:p>
        </text:list-item>
      </text:list>
      <text:h text:style-name="Heading_20_3" text:outline-level="3">Projektový tým</text:h>
      <text:p text:style-name="Text_20_body">Vedoucím projektu je <text:span text:style-name="T1">vedoucí IT oddělení.</text:span> Vedoucí ostatních oddělení vyčlení každý jednoho svého podřízeného, který bude za projekt zodpovědný v rámci oddělení a v případě potřeby bude k dispozici vedoucímu projektu. Vedoucí všech oddělení jsou v rámci zpracovávání projektu „Document Management System“ formálně podřízeni vedoucímu projektu. </text:p>
      <text:h text:style-name="Heading_20_3" text:outline-level="3">Plán projektu</text:h>
      <text:p text:style-name="Text_20_body">Projekt bude zahájen 2. 5. 2012.</text:p>
      <text:list xml:id="list800217058" text:style-name="L2">
        <text:list-item>
          <text:p text:style-name="P3">Objednání hardwaru a softwaru – doba trvání cca 1 měsíc</text:p>
        </text:list-item>
        <text:list-item>
          <text:p text:style-name="P3">Instalace zařízení - doba trvání cca 3 týdny</text:p>
        </text:list-item>
        <text:list-item>
          <text:p text:style-name="P3">Testování systému a školení – doba trvání <text:s/>1 týden </text:p>
        </text:list-item>
        <text:list-item>
          <text:p text:style-name="P3">Nasazení do provozu – doba trvání 1 den</text:p>
        </text:list-item>
      </text:list>
      <text:p text:style-name="Text_20_body">Úlohy zaměstnanců ve zpracovávání projektu budou určeny vedoucími oddělení.</text:p>
      <text:p text:style-name="Text_20_body">O případných změnách během provádění projektu budou zaměstnanci informováno prostřednictvím svých nadřízených.</text:p>
      <text:h text:style-name="Heading_20_3" text:outline-level="3"><text:soft-page-break/>Nasazení a školení</text:h>
      <text:p text:style-name="Text_20_body">Před nasazením systému do ostrého provozu (přesné datum bude upřesněno) bude provedeno školení zaměstnanců pro práci se systémem, spojené s ověřením nabytých znalostí. O datu a místu konání školení budou zaměstnanci v předstihu informováni svým vedoucí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Činčura</meta:initial-creator>
    <meta:creation-date>2012-04-19T11:31:37</meta:creation-date>
    <dc:date>2012-04-19T17:36:45</dc:date>
    <dc:creator>Adam Činčura</dc:creator>
    <meta:editing-duration>PT6H5M8S</meta:editing-duration>
    <meta:editing-cycles>6</meta:editing-cycles>
    <meta:generator>LibreOffice/3.4$Unix LibreOffice_project/340m1$Build-402</meta:generator>
    <meta:document-statistic meta:table-count="0" meta:image-count="0" meta:object-count="0" meta:page-count="2" meta:paragraph-count="26" meta:word-count="269" meta:character-count="1887" meta:non-whitespace-character-count="1647"/>
  </office:meta>
</office:document-meta>
</file>